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191cm" svg:height="2.032cm" svg:x="2.905cm" svg:y="5.064cm">
          <text:p text:style-name="P1">Customer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191cm" svg:height="2.032cm" svg:x="14.462cm" svg:y="6.334cm">
          <text:p text:style-name="P1">Purchasing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191cm" svg:height="2.032cm" svg:x="2.016cm" svg:y="10.652cm">
          <text:p text:style-name="P1">Demographics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91cm" svg:height="2.032cm" svg:x="9.636cm" svg:y="2.397cm">
          <text:p text:style-name="P1">Products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91cm" svg:height="2.032cm" svg:x="15.732cm" svg:y="11.16cm">
          <text:p text:style-name="P1">Location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191cm" svg:height="2.032cm" svg:x="9.509cm" svg:y="13.827cm">
          <text:p text:style-name="P1">Economic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191cm" svg:height="2.032cm" svg:x="8.874cm" svg:y="8.239cm">
          <draw:glue-point draw:id="4" svg:x="-3.18cm" svg:y="5cm"/>
          <draw:glue-point draw:id="5" svg:x="5.001cm" svg:y="3.75cm"/>
          <text:p text:style-name="P1">Analytical</text:p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462cm" svg:y1="7.35cm" svg:x2="13.065cm" svg:y2="9.255cm" draw:start-shape="id1" draw:end-shape="id2" svg:d="m14462 7350c-1048 0-350 1905-1397 1905">
          <text:p/>
        </draw:connector>
        <draw:connector draw:style-name="gr2" draw:text-style-name="P1" draw:layer="layout" draw:type="curve" svg:x1="11.731cm" svg:y1="4.429cm" svg:x2="10.969cm" svg:y2="8.239cm" draw:start-shape="id3" draw:start-glue-point="2" draw:end-shape="id2" svg:d="m11731 4429c0 2857-762 953-762 3810">
          <text:p/>
        </draw:connector>
        <draw:connector draw:style-name="gr2" draw:text-style-name="P1" draw:layer="layout" draw:type="curve" svg:x1="15.732cm" svg:y1="12.176cm" svg:x2="13.064cm" svg:y2="10.017cm" draw:start-shape="id4" draw:end-shape="id2" draw:end-glue-point="5" svg:d="m15732 12176c-2001 0-667-2159-2668-2159">
          <text:p/>
        </draw:connector>
        <draw:connector draw:style-name="gr2" draw:text-style-name="P1" draw:layer="layout" draw:type="curve" svg:x1="7.096cm" svg:y1="6.08cm" svg:x2="8.874cm" svg:y2="9.255cm" draw:start-shape="id5" draw:end-shape="id2" svg:d="m7096 6080c1332 0 443 3175 1778 3175">
          <text:p/>
        </draw:connector>
        <draw:connector draw:style-name="gr2" draw:text-style-name="P1" draw:layer="layout" draw:type="curve" svg:x1="6.207cm" svg:y1="11.668cm" svg:x2="9.637cm" svg:y2="10.271cm" draw:start-shape="id6" draw:end-shape="id2" draw:end-glue-point="4" svg:d="m6207 11668c2287 0 3430-465 3430-1397">
          <text:p/>
        </draw:connector>
        <draw:connector draw:style-name="gr2" draw:text-style-name="P1" draw:layer="layout" draw:type="curve" svg:x1="11.604cm" svg:y1="13.827cm" svg:x2="10.969cm" svg:y2="10.271cm" draw:start-shape="id7" draw:end-shape="id2" svg:d="m11604 13827c0-2667-635-889-635-35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8T10:42:51</meta:creation-date>
    <dc:date>2011-09-18T11:09:14</dc:date>
    <meta:editing-duration>PT11M23S</meta:editing-duration>
    <meta:editing-cycles>1</meta:editing-cycles>
    <meta:document-statistic meta:object-count="13"/>
    <meta:generator>LibreOffice/3.3$Linux LibreOffice_project/330m19$Build-202</meta:generator>
  </office:meta>
</office:document-meta>
</file>